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Tahoma, serif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Roboto, 'Helvetica Neue', Arial, sans-serif, 'Apple Color Emoji', 'Segoe UI Emoji', 'Segoe UI Symbol'"/>
    <style:font-face style:name="proxima-nova" svg:font-family="proxima-nova, Arial, Helvetica, sans-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officeooo:paragraph-rsid="0026bca1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23b962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list-style-name="L1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style:font-name="arial"/>
    </style:style>
    <style:style style:name="T1" style:family="text">
      <style:text-properties fo:font-variant="normal" fo:text-transform="none" fo:color="#777777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777777" style:font-name="Roboto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777777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777777" style:font-name="arial" fo:font-size="12pt" fo:letter-spacing="normal" fo:font-style="normal" fo:font-weight="normal" officeooo:rsid="0026bca1" style:font-size-asian="12pt" style:font-weight-asian="normal" style:font-size-complex="12pt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" officeooo:rsid="0026bca1"/>
    </style:style>
    <style:style style:name="T8" style:family="text">
      <style:text-properties fo:color="#000000" style:font-name="arial" fo:font-size="12pt" officeooo:rsid="001f9f95" style:font-size-asian="12pt" style:font-size-complex="12pt"/>
    </style:style>
    <style:style style:name="T9" style:family="text">
      <style:text-properties officeooo:rsid="0025a7ee"/>
    </style:style>
    <style:style style:name="T10" style:family="text">
      <style:text-properties officeooo:rsid="0026bca1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Marcelo Elias Knob</text:p>
      <text:p text:style-name="P1"/>
      <text:p text:style-name="P1"/>
      <text:p text:style-name="P7"><text:span text:style-name="Strong_20_Emphasis"><text:span text:style-name="T6">Pesquisar sobre os seguintes profissionais envolvidos nos projetos de software:</text:span></text:span></text:p>
      <text:list xml:id="list352036109" text:style-name="L1">
        <text:list-item>
          <text:p>Analista de sistemas X engenheiro de software (Diferença entre as duas funções)</text:p>
        </text:list-item>
        <text:list-item>
          <text:p>Arquiteto de software</text:p>
        </text:list-item>
        <text:list-item>
          <text:p>Programador</text:p>
        </text:list-item>
        <text:list-item>
          <text:p>Analista de testes e testador</text:p>
        </text:list-item>
        <text:list-item>
          <text:p>Gerente de projetos</text:p>
        </text:list-item>
      </text:list>
      <text:p text:style-name="P7"><text:span text:style-name="Strong_20_Emphasis"><text:span text:style-name="T6">Para cada uma das profissões pesquisar:</text:span></text:span></text:p>
      <text:p text:style-name="P6">a) Atividades desenvolvidas</text:p>
      <text:p text:style-name="P6">b) Conhecimentos ou formação necessária</text:p>
      <text:p text:style-name="P6">c) Média salarial</text:p>
      <text:p text:style-name="P6">d) Tempo de experiência para conseguir ser um profissional completo na função/cargo exercida</text:p>
      <text:p text:style-name="P6">Informar as referências (links) de onde foram retiradas as informações.</text:p>
      <text:p text:style-name="P1"/>
      <text:p text:style-name="P1"/>
      <text:p text:style-name="P1">Analista de sistemas:</text:p>
      <text:p text:style-name="P1"/>
      <text:p text:style-name="P1">a) O analista de sistemas é um profissional da área de Tecnologia da Informação que analisa e desenvolve sistemas, mapeia processos, faz a modelagem de dados e levanta os requisitos para implementar esses programas de acordo com os objetivos e as regras de negócio da empresa contratante. <text:span text:style-name="T9">Diferentemente da engenharia de software, ele não faz revisão e manutenção, somente é responsável pelo desenvolvimento.</text:span></text:p>
      <text:p text:style-name="P1"/>
      <text:p text:style-name="P2">b) Para atuar como analista de sistemas o profissional pode fazer cursos como Ciência da Computação, Processamento de Dados e Programação, Informática, Sistemas e Informação ou partir para uma formação mais específica, que é o recomendável. Há um curso para quem busca atuar nesse campo: Análise e Desenvolvimento de Sistemas. O diploma não é obrigatório para o exercício da profissão.</text:p>
      <text:p text:style-name="P2"><text:soft-page-break/></text:p>
      <text:p text:style-name="P2">c) A pesquisa do site de empregos Catho indica que um analista de sistemas ganha entre R$2.130,00 e R$ 6.400,00, com média salarial nacional de R$ R$ 3.922,02.</text:p>
      <text:p text:style-name="P2"/>
      <text:p text:style-name="P1">d)</text:p>
      <text:p text:style-name="P4"><text:span text:style-name="T6"/></text:p>
      <text:p text:style-name="P7"><text:a xlink:type="simple" xlink:href="https://www.mundovestibular.com.br/articles/18879/1/Descubra-o-que-faz-um-analista-de-sistemas-e-como-se-tornar-um/Paacutegina1.html" text:style-name="Internet_20_link" text:visited-style-name="Visited_20_Internet_20_Link"><text:span text:style-name="T6">https://www.mundovestibular.com.br/articles/18879/1/Descubra-o-que-faz-um-analista-de-sistemas-e-como-se-tornar-um/Paacutegina1.html</text:span></text:a></text:p>
      <text:p text:style-name="P7"><text:a xlink:type="simple" xlink:href="https://www.guiadacarreira.com.br/salarios/quanto-ganha-um-analista-de-sistemas/" text:style-name="Internet_20_link" text:visited-style-name="Visited_20_Internet_20_Link"><text:span text:style-name="T6">https://www.guiadacarreira.com.br/salarios/quanto-ganha-um-analista-de-sistemas/</text:span></text:a></text:p>
      <text:p text:style-name="P1"/>
      <text:p text:style-name="P1"/>
      <text:p text:style-name="P1"/>
      <text:p text:style-name="P1">Engenheiro de software:</text:p>
      <text:p text:style-name="P1"/>
      <text:p text:style-name="P4"><text:span text:style-name="T6">a) O </text:span><text:span text:style-name="Strong_20_Emphasis"><text:span text:style-name="T6">engenheiro </text:span></text:span><text:span text:style-name="T6">com esta formação dedica-se ao desenvolvimento de </text:span><text:span text:style-name="Strong_20_Emphasis"><text:span text:style-name="T6">softwares e programas computacionais</text:span></text:span><text:span text:style-name="T6">. É sua responsabilidade desenhar e testar novos programas, além de fazer sua manutenção e revisão. Cabe a ele, ainda, criar aplicativos, jogos, plataformas digitais para atividades educacionais, sistemas embarcados e sistemas específicos, como os destinados às áreas médica e bancária, de forma a elevar o desempenho e a produtividade dos profissionais desses setores.</text:span></text:p>
      <text:p text:style-name="P1"/>
      <text:p text:style-name="P5"><text:span text:style-name="T6">b) Para poder atuar profissionalmente, o </text:span><text:span text:style-name="Strong_20_Emphasis"><text:span text:style-name="T6">engenheiro de software </text:span></text:span><text:span text:style-name="T6">precisa ser formado em curso superior reconhecido pelo MEC. Pode ter certificações homologadas por instituições reconhecidas pelo mercado e/ou títulos de especialização e pós-graduação.</text:span></text:p>
      <text:p text:style-name="P5"><text:span text:style-name="T6"/></text:p>
      <text:p text:style-name="P5"><text:span text:style-name="T6">c) O salário médio de um Engenheiro De Software no Brasil é de R$ 6.429,29.</text:span></text:p>
      <text:p text:style-name="P1"/>
      <text:p text:style-name="P1">d)</text:p>
      <text:p text:style-name="P1"/>
      <text:p text:style-name="P1">https://guiadoestudante.abril.com.br/profissoes/engenharia-de-software/</text:p>
      <text:p text:style-name="P1">https://querobolsa.com.br/cursos-e-faculdades/engenharia-de-software</text:p>
      <text:p text:style-name="P1"/>
      <text:p text:style-name="P1"/>
      <text:p text:style-name="P1">Arquiteto de software:</text:p>
      <text:p text:style-name="P1"><text:soft-page-break/></text:p>
      <text:p text:style-name="P3"><text:span text:style-name="T6">a) </text:span><text:span text:style-name="T7">P</text:span><text:span text:style-name="T5">rojeta uma solução compatível com os requisitos atuais da corporação empregadora, que tenha flexibilidade suficiente para comportar mudanças futuras ou novos requisitos resultantes de sua evolução ao longo do tempo.</text:span><text:span text:style-name="T2"> </text:span><text:span text:style-name="T5">Visualiza os comportamentos de automação como um todo; Distingue requisitos funcionais e não funcionais do domínio; Reúne informações sobre os problemas, projetando soluções; Idealiza a planta que define os elementos partes da solução e como funcionaram em conjunto; Responsável por integrar os requisitos não funcionais na solução final.</text:span></text:p>
      <text:p text:style-name="P1"/>
      <text:p text:style-name="P1">b)</text:p>
      <text:p text:style-name="P1"/>
      <text:p text:style-name="P1">c)</text:p>
      <text:p text:style-name="P1"/>
      <text:p text:style-name="P1">d)</text:p>
      <text:p text:style-name="P1"/>
      <text:p text:style-name="P1">http://infobase.com.br/atividades-arquiteto-de-software/</text:p>
      <text:p text:style-name="P1"/>
      <text:p text:style-name="P1">Programador:</text:p>
      <text:p text:style-name="P1"/>
      <text:p text:style-name="P6">a) É alguém que escreve, desenvolve ou faz manutenção de software em um grande sistema ou alguém que desenvolve software para uso em computadores pessoais.</text:p>
      <text:p text:style-name="P6">Programadores também são conhecidos como "desenvolvedores" de software e são responsáveis apenas pelo desenvolvimento do software que lhes é passado por engenheiros e analistas de sistemas.</text:p>
      <text:p text:style-name="P1">b) A profissão de programador não é regulamentada e não é obrigatório ter diploma específico para atuar na área, seja de nível técnico ou superior.</text:p>
      <text:p text:style-name="P1"/>
      <text:p text:style-name="P1">c) A pesquisa do site de empregos Catho indica que um programador ganha entre R$ 950,00 e R$ 4.800,81, com média salarial nacional de R$ R$ 2.284,99.</text:p>
      <text:p text:style-name="P1"/>
      <text:p text:style-name="P1">d) </text:p>
      <text:p text:style-name="P1"/>
      <text:p text:style-name="P6">https://pt.wikipedia.org/wiki/Programador</text:p>
      <text:p text:style-name="P1">https://www.guiadacarreira.com.br/salarios/quanto-ganha-um-programador/</text:p>
      <text:p text:style-name="P1"/>
      <text:p text:style-name="P1"/>
      <text:p text:style-name="P1"><text:soft-page-break/></text:p>
      <text:p text:style-name="P1">Analista de testes e testador:</text:p>
      <text:p text:style-name="P1"/>
      <text:p text:style-name="P1">a)</text:p>
      <text:p text:style-name="P1"/>
      <text:p text:style-name="P1">b)</text:p>
      <text:p text:style-name="P1"/>
      <text:p text:style-name="P1">c)</text:p>
      <text:p text:style-name="P1"/>
      <text:p text:style-name="P1">d)</text:p>
      <text:p text:style-name="P1"/>
      <text:p text:style-name="P1"/>
      <text:p text:style-name="P1"/>
      <text:p text:style-name="P1">Gerente de projetos:</text:p>
      <text:p text:style-name="P1"/>
      <text:p text:style-name="P1">a)</text:p>
      <text:p text:style-name="P1"/>
      <text:p text:style-name="P1">b)</text:p>
      <text:p text:style-name="P1"/>
      <text:p text:style-name="P1">c)</text:p>
      <text:p text:style-name="P1"/>
      <text:p text:style-name="P1">d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Tahoma, serif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Roboto, 'Helvetica Neue', Arial, sans-serif, 'Apple Color Emoji', 'Segoe UI Emoji', 'Segoe UI Symbol'"/>
    <style:font-face style:name="proxima-nova" svg:font-family="proxima-nova, Arial, Helvetica, sans-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9:09:47.151965268</meta:creation-date>
    <dc:date>2019-03-25T10:04:13.502388311</dc:date>
    <meta:editing-duration>PT23M5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51" meta:word-count="570" meta:character-count="4174" meta:non-whitespace-character-count="3659"/>
  </office:meta>
</office:document-meta>
</file>